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position="0% 100%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3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Immortality--Judaism.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H. S. Slomimsky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3<text:span text:style-name="T1">d</text:span><text:span text:style-name="T2"> lecture on Immortality./</text:span></text:p>
      <text:p text:style-name="P7"/>
      <text:p text:style-name="P8">[Page 1]</text:p>
      <text:p text:style-name="P3"><text:span text:style-name="T2">Brethren. <text:s/>When last Fall I announced my in-/tention to deliver a course of lectures on God, Reve-/-lation and Immortality, I foresaw that the difficulty/ of the subjects I had chosen, and the necessity/ of presenting, every now and then, questions of the/ day which might be instructive and of interest,/ would occasion intervals between our lecture of the/ series and the next in order. <text:s/>Still, I expressed/ the hope, that those intervals would not be </text:span><text:span text:style-name="T4">very</text:span><text:span text:style-name="T5"> too/ frequent, nor very far apart. <text:s/>I had anticipated/ concluding the course before Passover arrived. <text:s/>But/ national, Congregational and personal causes prevented/ the realization of my expectation</text:span><text:span text:style-name="T4">s</text:span><text:span text:style-name="T5">. <text:s/>They led me/ to speak oftener than I had supposed on topics/ having no connection with those which belong to/ the promised series. <text:s/>But the season is now far advanced./ <text:s/>Before summer sets in I </text:span><text:span text:style-name="T4">b</text:span><text:span text:style-name="T5"> must bring to a termina-/-tion what I have left unfinished./</text:span></text:p>
      <text:p text:style-name="P3"><text:span text:style-name="T5">In resuming my task and proceeding further with the third/ subject, I wish to recall to your minds the arguments I </text:span><text:span text:style-name="T4">adden</text:span><text:span text:style-name="T5"> brought/ forward in support </text:span><text:span text:style-name="T4">of</text:span><text:span text:style-name="T5"> to the belief in a life hereafter./</text:span></text:p>
      <text:p text:style-name="P9"/>
      <text:p text:style-name="P9">[Page 2]</text:p>
      <text:p text:style-name="P3"><text:span text:style-name="T5">I quoted the Bible as due to its sanctity, but I/ laid more stress on the suggestions of human Reason. <text:s/>I tried/ to disprove the theory of some materialists that what/ we call "the soul" is nought else than the workings of our nervous sys-/-tem. <text:s/>I said that our sentiments, our aspirations, </text:span><text:span text:style-name="T4">our</text:span><text:span text:style-name="T5"> the/ lofty conceptions of which we are capable cannot/ arise form any physical sensation, that the invi-/-sible </text:span><text:soft-page-break/><text:span text:style-name="T5">Spirit stirring within us must of necessity be a separate/ entity independent of our body, that it must there-/-fore live when its agents--our limbs--shall dissolve/ into their primitive elements, and that God who/ breathed it into us can and will transform it/ into a higher existence. <text:s/>But as the indes-/-tructibility of the soul cannot be shown by the/ sense of vision or of touch, we may, for want of any/ clearer test, illustrate our point by </text:span><text:span text:style-name="T4">way of</text:span><text:span text:style-name="T5"> analogy./ <text:s/>When we see that not a single atom in the universe can ever/ be reduced to absolute nothingness, it is logical to/ infer that the noblest of God's creations--the Soul--will/ not be annihilated. <text:s/>This momentous question which has </text:span><text:span text:style-name="T4">frequently</text:span><text:span text:style-name="T5"> often/ engaged the attention of learned Israelites, has been treated/ in our days in a book </text:span><text:span text:style-name="T4">of</text:span><text:span text:style-name="T5"> quite small in size, but fraught with instruction,/</text:span></text:p>
      <text:p text:style-name="P9"/>
      <text:p text:style-name="P9">[Page 3]</text:p>
      <text:p text:style-name="P6"><text:span text:style-name="T2">and which</text:span><text:span text:style-name="T5"> a book, the little of which that I could </text:span><text:span text:style-name="T2">well</text:span><text:span text:style-name="T5"> understand, I have found exceedingly useful. <text:s/>A Polish/ Jew, noted for his works on Astronomy, metaphysics, and/ mathematics is the author. <text:s/>H. S. Slomimsky argues/ from the eternal laws which govern matter to those which/ are, most likely, to govern the spirit. <text:s/>I will re-/produce a few and the very simplest among the many/ and profound thoughts which he advances with consum-/-mate abilities, and a perfect mastery of the Hebrew lan-/-guage./</text:span></text:p>
      <text:p text:style-name="P9">A chemist may decompose a substance into invisible/ parts, still not the smallest particle of it will have/ been lost. <text:s/>A piece of pure silver may be made so/ to mix with sulphuric acid as to leave no trace of itself;/ yet it exists in the sulphur, and the chemist can/ draw it out entirely by a process known to him. <text:s/>We all,/ without being skilled in sciences, may alter the form of/ things in nature. <text:s/>We all may change fluids in a/ manner which will seem to have deprived them of/ existence, but they are only transformed, for the time/ being, into another substance. <text:s/>Thus, by the application/ of heat, water will turn into steam, but this will/ </text:p>
      <text:p text:style-name="P9"/>
      <text:p text:style-name="P9">[Page 4]</text:p>
      <text:p text:style-name="P9">change again into moisture, which spreading/ through the <text:span text:style-name="T3">air</text:span> atmosphere will become fog or clouds and then/ rain, or fluid, as at first. <text:s/>Nor is it <text:span text:style-name="T3">too</text:span> water/ alone that undergoes those transformations and suffer/ no waste, but also whatever is capable of being/ dissolved into a liquid. <text:s/>For instance, if quick silver is/ heated to a temperature <text:span text:style-name="T3">will</text:span> which will <text:span text:style-name="T3">make</text:span> cause it to rise/ upward like vapors, when it meets a current of cold/ air it will come down in the shape of small balls of/ quick-silver, as originally. <text:s/>Sometime the substance/ so decomposed by heat will be absorbed into another sub-/-stance and will assume a new <text:span text:style-name="T3">shape</text:span> and unalterable form. <text:s/>For example:/ A large wax candle after burning a while will seem/ to dwindle away and get entirely consumed; yet in/ reality the fire has produced no such a thing as a/ consumption. <text:s/>We can prove it as follows: Let us put that <text:span text:style-name="T3">a</text:span> candle <text:span text:style-name="T3">inside of</text:span> within a/ glass vessel lightly closed on all sides, but filled/ before hand with enough air to make the candle burn;/ let us then weigh the glass, after the candle is gone alto-/-gether, and we shall find that its weight is equal/ to that of its own self and of the wax candle which/ had been put inside. <text:s/>The air in the vessel will/</text:p>
      <text:p text:style-name="P9"/>
      <text:p text:style-name="P9">[Page 5]</text:p>
      <text:p text:style-name="P9">have grown heavier; that is, the candle has mixed/ with it and with the fine powder and moisture at the/ bottom of the glass. <text:s/>Again: nothing appears so/ annihilating in its process <text:span text:style-name="T3">like</text:span> as Decay in vegetation. <text:s/>We have thou-/-sands of diverse species of productions which at one time are in/ bloom and fresh, and then are withered and rotten./ <text:s/>The spring-sea works on fruits and flowers and they thrive; when/ winter <text:span text:style-name="T3">comes</text:span> arrives they decline for the want of genial heat./ <text:s/>Now: what has in truth been taking place? <text:s/>Simply a/ change. <text:s/>The <text:span text:style-name="T3">natural</text:span> component elements of those productions, which/ kept them soundly together have gradually separated, and fruits and/ flowers, which we consider dead, have become <text:span text:style-name="T3">dear</text:span> not a waste but rich food/ for the seed buried in the ground, and which, <text:span text:style-name="T3">at the proper</text:span> in due season/ <text:span text:style-name="T3">time</text:span> will rise in its perfection to supply our <text:span text:style-name="T3">food</text:span> wants and gratification as heretofore./</text:p>
      <text:p text:style-name="P9"><text:soft-page-break/>We may then logically argue that since real destruction/ does not happen in any thing which God has formed,/ but that only a transformation or an absorption has/ been going on<text:span text:style-name="T3">e,</text:span>, <text:span text:style-name="T3">so will reckon [?] that</text:span> the soul, which is the sublimest/ of God's creation, will likewise undergo such a change as fitting to its/ ethereal nature, and survive the body which it animated./ <text:s/>But many ask: "How <text:span text:style-name="T3">can</text:span> will a spiritual essence exist se-/-parately? <text:s/>We can understand that what is material may/</text:p>
      <text:p text:style-name="P9"/>
      <text:p text:style-name="P9">[Page 6]</text:p>
      <text:p text:style-name="P9">take another material shape, but the soul is a subtile[sic!]/ substance which <text:span text:style-name="T3">eludes</text:span> excludes the idea of form, as it does/ that of space and touch." <text:s/>This question my brethren, rises from our/ ignorance of what we call "material." <text:s/>Thus, deep researches/ have discovered that Light is a subtile[sic!] substance <text:span text:style-name="T3">filling</text:span> expanding through all/ the immensity of space, yet invisible and incapable of being touched. <text:s/>Lumi-/-nous bodies <text:span text:style-name="T3">are not so naturally</text:span> do not send forth their rays by an inherent force, <text:span text:style-name="T3">by</text:span> but by a motion/ they receive from the light surrounding them, which motion,/ like the waving of the air which produces sounds, when/ it reaches the retina of the eye produces vision. <text:s/>So/ that light is distinct from the sun, as the Bible itself/ teaches, by telling us that light was created on the first/ day, and the sun, or the most luminous body, on the fourth./ <text:s/>Now, light and its action, may not inappropriately/ be likened to the soul and its qualities. <text:s/>One might/ have tought[sic!] that light and luminous bodies are the same,/ and that when the latter do not exist, the existence of the/ former is an impossibility. <text:s/>But science assures us/ that <text:span text:style-name="T3">the</text:span> such a supposition would be faulty. <text:s/>Why <text:span text:style-name="T3">then</text:span> can-/-not then our soul live apart from our limbs, on which it works,/ as light exists independent of the sun, which is its principal agent?/</text:p>
      <text:p text:style-name="P9"/>
      <text:p text:style-name="P9">[Page 7]</text:p>
      <text:p text:style-name="P9">You must have become convinced that it would be/ folly to declare possible only what falls under our/ senses, and is comprehensible to our minds, and impos-/-sible what is otherwise. <text:s/>For we know that light/ is an entity, but who can <text:span text:style-name="T3">we</text:span> point to the place of its dwelling?/ <text:s/>We are aware of the power of Caloric or heat, of its pre-/-sence in all created objects, yet the essence thereof is hidden/ from us, and likely will so remain. <text:s/>What shall/ we say of Electricity? <text:s/>Inquire of the most skilled in sciences,/ of men who can use natural forces in a thousand ways, re-/quest them <text:span text:style-name="T3">th</text:span> to define the <text:span text:style-name="T3">cause which at</text:span> reason why the approach/ of certain metals will produce a magnetic shock, and they/ will answer that they have tested the effects, but they/ cannot explain the internal causes. <text:s/>Aye: not alone/ the causes, but the manner in which those forces operate/ we can never comprehend. <text:s/>How are light and heat com-/-municated? <text:s/>In which way does electricity pass from/ one <text:span text:style-name="T3">material</text:span> substance to the other? <text:s/>Those forces do exist, and/ the result we notice<text:span text:style-name="T3">d</text:span> continually, though we may fail/ to bestow on them the consideration they deserve. <text:s/>And like/ them so does the soul exist and we behold it in the very capacity/ of man to invent, to design, to arrange, to judge and to feel./</text:p>
      <text:p text:style-name="P9"/>
      <text:p text:style-name="P9">[Page 8]</text:p>
      <text:p text:style-name="P9">True, the law of analogy which we have invoked in our in-/-vestigations has not furnished a mathematical proof./ <text:s/>That we can never secure on a question to metaphysical./ <text:s/>One understanding is necessarily limited. <text:s/>In trying to stretch/ it beyond its assigned bounds, we can only help ourselves/ by drawing inferences. <text:s/>It is the process we follow in/ all our meditations. <text:s/>For instance: If we see that oil/ being lighter in weight than water, rises above it, we/ judge that the same principle<text:span text:style-name="T3">s</text:span> governs all similar sub-/-stances. <text:s/>Now: we have met many things in nature/ comparable to a union of the soul with the body. <text:s/>From/ them we have formed our criterion. <text:s/>Whoever persists in/ asking for more is like one who wishes to <text:span text:style-name="T3">find</text:span> have a/ positive definition of the workings of a sense where it does not exist./ <text:s/>Suppose that a person born blind should ask to be informed/ how we can see light and colours. <text:s/>He will be told that he sense of sight is somewhat like the sense of hearing; that as by/ motions in the air a noise is created which strikes the ear, and we/ hear, so by the vibrations of rays the eye is touched and we see./ <text:s/>But though the illustration will serve to give an idea of the truth, the blind per-/son will never be able <text:soft-page-break/>tangibly to feel that the fact is as/ we have explained it. <text:s/>We all are totally blind about the nature/</text:p>
      <text:p text:style-name="P9"/>
      <text:p text:style-name="P9">[Page 9]</text:p>
      <text:p text:style-name="P9">of a life hereafter, but then we have the assurances/ of sound reason, the promises of the good book, and the/ innate consciousness that Divine justice and mercy demand/ an existence beyond the grave. <text:s/>The opaque body now <text:span text:style-name="T3">inter</text:span>/<text:span text:style-name="T3">venes</text:span> -cepts our view, but it <text:span text:style-name="T3">is</text:span> will be cast off, <text:span text:style-name="T3">we shall gain</text:span> when its course is run, and a flood of/ ethereal light shall irradiate our undying selves. <text:span text:style-name="T3">and</text:span>/ We shall see the King of <text:span text:style-name="T3">glory</text:span> the Universe dispense a new life, <text:span text:style-name="T3">and</text:span>/ lasting joys and a crown of unfading glor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15:43:17.67</meta:creation-date>
    <dc:date>2013-02-07T12:10:31.40</dc:date>
    <meta:editing-duration>PT1H9M3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3" meta:word-count="2041" meta:character-count="12015"/>
  </office:meta>
</office:document-meta>
</file>